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A1:complete.A1 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834339276" calcext:value-type="float">
            <text:p>0.0834339276</text:p>
          </table:table-cell>
          <table:table-cell office:value-type="float" office:value="0.7974156268" calcext:value-type="float">
            <text:p>0.7974156268</text:p>
          </table:table-cell>
          <table:table-cell office:value-type="float" office:value="7.0505285872" calcext:value-type="float">
            <text:p>7.0505285872</text:p>
          </table:table-cell>
          <table:table-cell office:value-type="float" office:value="73.619379173" calcext:value-type="float">
            <text:p>73.619379173</text:p>
          </table:table-cell>
          <table:table-cell office:value-type="float" office:value="688.8567168162" calcext:value-type="float">
            <text:p>688.856716816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.010968024" calcext:value-type="float">
            <text:p>0.010968024</text:p>
          </table:table-cell>
          <table:table-cell office:value-type="float" office:value="0.0530013182" calcext:value-type="float">
            <text:p>0.0530013182</text:p>
          </table:table-cell>
          <table:table-cell office:value-type="float" office:value="0.9373173828" calcext:value-type="float">
            <text:p>0.9373173828</text:p>
          </table:table-cell>
          <table:table-cell office:value-type="float" office:value="8.3485940286" calcext:value-type="float">
            <text:p>8.3485940286</text:p>
          </table:table-cell>
          <table:table-cell office:value-type="float" office:value="123.7640908548" calcext:value-type="float">
            <text:p>123.76409085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074274482" calcext:value-type="float">
            <text:p>0.1074274482</text:p>
          </table:table-cell>
          <table:table-cell office:value-type="float" office:value="0.503246131" calcext:value-type="float">
            <text:p>0.503246131</text:p>
          </table:table-cell>
          <table:table-cell office:value-type="float" office:value="4.9068624864" calcext:value-type="float">
            <text:p>4.9068624864</text:p>
          </table:table-cell>
          <table:table-cell office:value-type="float" office:value="54.2945587614" calcext:value-type="float">
            <text:p>54.2945587614</text:p>
          </table:table-cell>
          <table:table-cell office:value-type="float" office:value="480.832306413" calcext:value-type="float">
            <text:p>480.8323064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6835366" calcext:value-type="float">
            <text:p>0.006835366</text:p>
          </table:table-cell>
          <table:table-cell office:value-type="float" office:value="0.026023985" calcext:value-type="float">
            <text:p>0.026023985</text:p>
          </table:table-cell>
          <table:table-cell office:value-type="float" office:value="0.5807415542" calcext:value-type="float">
            <text:p>0.5807415542</text:p>
          </table:table-cell>
          <table:table-cell office:value-type="float" office:value="4.7706476692" calcext:value-type="float">
            <text:p>4.7706476692</text:p>
          </table:table-cell>
          <table:table-cell office:value-type="float" office:value="107.2474541114" calcext:value-type="float">
            <text:p>107.247454111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904217436" calcext:value-type="float">
            <text:p>0.0904217436</text:p>
          </table:table-cell>
          <table:table-cell office:value-type="float" office:value="0.6476784438" calcext:value-type="float">
            <text:p>0.6476784438</text:p>
          </table:table-cell>
          <table:table-cell office:value-type="float" office:value="7.7530593388" calcext:value-type="float">
            <text:p>7.7530593388</text:p>
          </table:table-cell>
          <table:table-cell office:value-type="float" office:value="62.2601433324" calcext:value-type="float">
            <text:p>62.2601433324</text:p>
          </table:table-cell>
          <table:table-cell office:value-type="float" office:value="632.1070469612" calcext:value-type="float">
            <text:p>632.107046961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837055242" calcext:value-type="float">
            <text:p>0.0837055242</text:p>
          </table:table-cell>
          <table:table-cell office:value-type="float" office:value="0.8168076486" calcext:value-type="float">
            <text:p>0.8168076486</text:p>
          </table:table-cell>
          <table:table-cell office:value-type="float" office:value="7.2828261172" calcext:value-type="float">
            <text:p>7.2828261172</text:p>
          </table:table-cell>
          <table:table-cell office:value-type="float" office:value="73.9322777268" calcext:value-type="float">
            <text:p>73.9322777268</text:p>
          </table:table-cell>
          <table:table-cell office:value-type="float" office:value="691.67101961" calcext:value-type="float">
            <text:p>691.6710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6:42:28.94539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6T07:07:25.822628533</dc:date>
    <meta:editing-duration>PT1H32M20S</meta:editing-duration>
    <meta:editing-cycles>12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A1:complete.F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834339276">
                <text:p>0.0834339276</text:p>
                <draw:g>
                  <svg:desc>complete.B2:complete.F2</svg:desc>
                </draw:g>
              </table:table-cell>
              <table:table-cell office:value-type="float" office:value="0.7974156268">
                <text:p>0.7974156268</text:p>
              </table:table-cell>
              <table:table-cell office:value-type="float" office:value="7.0505285872">
                <text:p>7.0505285872</text:p>
              </table:table-cell>
              <table:table-cell office:value-type="float" office:value="73.619379173">
                <text:p>73.619379173</text:p>
              </table:table-cell>
              <table:table-cell office:value-type="float" office:value="688.8567168162">
                <text:p>688.8567168162</text:p>
              </table:table-cell>
            </table:table-row>
            <table:table-row>
              <table:table-cell office:value-type="string">
                <text:p>'BF-Trie'</text:p>
                <draw:g>
                  <svg:desc>complete.A3:complete.A3</svg:desc>
                </draw:g>
              </table:table-cell>
              <table:table-cell office:value-type="float" office:value="0.010968024">
                <text:p>0.010968024</text:p>
                <draw:g>
                  <svg:desc>complete.B3:complete.F3</svg:desc>
                </draw:g>
              </table:table-cell>
              <table:table-cell office:value-type="float" office:value="0.0530013182">
                <text:p>0.0530013182</text:p>
              </table:table-cell>
              <table:table-cell office:value-type="float" office:value="0.9373173828">
                <text:p>0.9373173828</text:p>
              </table:table-cell>
              <table:table-cell office:value-type="float" office:value="8.3485940286">
                <text:p>8.3485940286</text:p>
              </table:table-cell>
              <table:table-cell office:value-type="float" office:value="123.7640908548">
                <text:p>123.7640908548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074274482">
                <text:p>0.1074274482</text:p>
                <draw:g>
                  <svg:desc>complete.B4:complete.F4</svg:desc>
                </draw:g>
              </table:table-cell>
              <table:table-cell office:value-type="float" office:value="0.503246131">
                <text:p>0.503246131</text:p>
              </table:table-cell>
              <table:table-cell office:value-type="float" office:value="4.9068624864">
                <text:p>4.9068624864</text:p>
              </table:table-cell>
              <table:table-cell office:value-type="float" office:value="54.2945587614">
                <text:p>54.2945587614</text:p>
              </table:table-cell>
              <table:table-cell office:value-type="float" office:value="480.832306413">
                <text:p>480.832306413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6835366">
                <text:p>0.006835366</text:p>
                <draw:g>
                  <svg:desc>complete.B5:complete.F5</svg:desc>
                </draw:g>
              </table:table-cell>
              <table:table-cell office:value-type="float" office:value="0.026023985">
                <text:p>0.026023985</text:p>
              </table:table-cell>
              <table:table-cell office:value-type="float" office:value="0.5807415542">
                <text:p>0.5807415542</text:p>
              </table:table-cell>
              <table:table-cell office:value-type="float" office:value="4.7706476692">
                <text:p>4.7706476692</text:p>
              </table:table-cell>
              <table:table-cell office:value-type="float" office:value="107.2474541114">
                <text:p>107.2474541114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904217436">
                <text:p>0.0904217436</text:p>
                <draw:g>
                  <svg:desc>complete.B6:complete.F6</svg:desc>
                </draw:g>
              </table:table-cell>
              <table:table-cell office:value-type="float" office:value="0.6476784438">
                <text:p>0.6476784438</text:p>
              </table:table-cell>
              <table:table-cell office:value-type="float" office:value="7.7530593388">
                <text:p>7.7530593388</text:p>
              </table:table-cell>
              <table:table-cell office:value-type="float" office:value="62.2601433324">
                <text:p>62.2601433324</text:p>
              </table:table-cell>
              <table:table-cell office:value-type="float" office:value="632.1070469612">
                <text:p>632.1070469612</text:p>
              </table:table-cell>
            </table:table-row>
            <table:table-row>
              <table:table-cell office:value-type="string">
                <text:p>'List'</text:p>
                <draw:g>
                  <svg:desc>complete.A7:complete.A7</svg:desc>
                </draw:g>
              </table:table-cell>
              <table:table-cell office:value-type="float" office:value="0.0837055242">
                <text:p>0.0837055242</text:p>
                <draw:g>
                  <svg:desc>complete.B7:complete.F7</svg:desc>
                </draw:g>
              </table:table-cell>
              <table:table-cell office:value-type="float" office:value="0.8168076486">
                <text:p>0.8168076486</text:p>
              </table:table-cell>
              <table:table-cell office:value-type="float" office:value="7.2828261172">
                <text:p>7.2828261172</text:p>
              </table:table-cell>
              <table:table-cell office:value-type="float" office:value="73.9322777268">
                <text:p>73.9322777268</text:p>
              </table:table-cell>
              <table:table-cell office:value-type="float" office:value="691.67101961">
                <text:p>691.6710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